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end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57cm" svg:height="1.721cm" svg:x="0.775cm" svg:y="0.4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26cm" svg:height="1.841cm" svg:x="0.703cm" svg:y="0.395cm">
          <draw:text-box>
            <text:p><text:span text:style-name="T1">- <text:s/>- <text:s text:c="2"/>- <text:s text:c="3"/>- <text:s text:c="4"/>- <text:s text:c="5"/>- <text:s text:c="6"/>-</text:span></text:p>
            <text:p><text:span text:style-name="T1">- <text:s/>- <text:s text:c="2"/>- <text:s text:c="3"/>- <text:s text:c="4"/>- <text:s text:c="5"/>- <text:s text:c="6"/>-</text:span></text:p>
            <text:p><text:span text:style-name="T1">- <text:s/>- <text:s text:c="2"/>- <text:s text:c="3"/>- <text:s text:c="4"/>- <text:s text:c="5"/>- <text:s text:c="6"/>-</text:span></text:p>
            <text:p><text:span text:style-name="T1">- <text:s/>- <text:s text:c="2"/>- <text:s text:c="3"/>- <text:s text:c="4"/>- <text:s text:c="5"/>- <text:s text:c="6"/>-</text:span></text:p>
            <text:p><text:span text:style-name="T1">- <text:s/>- <text:s text:c="2"/>- <text:s text:c="3"/>- <text:s text:c="4"/>- <text:s text:c="5"/>- <text:s text:c="6"/>-</text:span></text:p>
          </draw:text-box>
        </draw:frame>
        <draw:line draw:style-name="gr3" draw:text-style-name="P1" xml:id="id1" draw:id="id1" draw:layer="layout" svg:x1="0.775cm" svg:y1="2.427cm" svg:x2="0.775cm" svg:y2="4.298cm">
          <draw:glue-point draw:id="4" svg:x="-10cm" svg:y="-3.548cm" draw:escape-direction="left"/>
          <draw:glue-point draw:id="5" svg:x="10cm" svg:y="-2.998cm"/>
          <text:p/>
        </draw:line>
        <draw:line draw:style-name="gr3" draw:text-style-name="P1" draw:layer="layout" svg:x1="0.778cm" svg:y1="4.297cm" svg:x2="4.031cm" svg:y2="4.297cm">
          <draw:glue-point draw:id="4" svg:x="4.472cm" svg:y="10cm"/>
          <text:p/>
        </draw:line>
        <draw:connector draw:style-name="gr3" draw:text-style-name="P1" draw:layer="layout" draw:type="curve" draw:line-skew="-0.281cm" svg:x1="0.775cm" svg:y1="2.802cm" svg:x2="3.833cm" svg:y2="4.13cm" draw:start-shape="id1" draw:start-glue-point="5" svg:d="m775 2802c2248 0 720 1328 3058 1328">
          <text:p/>
        </draw:connector>
        <draw:frame draw:style-name="gr4" draw:layer="layout" svg:width="0.43cm" svg:height="0.469cm" svg:x="0.304cm" svg:y="3.2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425cm" svg:height="0.469cm" svg:x="4.008cm" svg:y="4.04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1" draw:layer="layout" svg:x1="4.014cm" svg:y1="2.194cm" svg:x2="4.892cm" svg:y2="2.194cm">
          <text:p/>
        </draw:line>
        <draw:frame draw:style-name="gr4" draw:layer="layout" svg:width="0.425cm" svg:height="0.469cm" svg:x="4.447cm" svg:y="2.23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4" draw:layer="layout" svg:width="3.55cm" svg:height="2.013cm" svg:x="5.021cm" svg:y="0.336cm">
          <draw:text-box>
            <text:p text:style-name="P3"><text:span text:style-name="T2">سلیکان میں آزاد الیکٹران</text:span></text:p>
            <text:p text:style-name="P3"><text:span text:style-name="T2">کی تعدادی کثافت بالمقابل</text:span></text:p>
            <text:p text:style-name="P3"><text:span text:style-name="T2">لمبائی کے جانب فاصلہ</text:span><text:span text:style-name="T3"> </text:span></text:p>
          </draw:text-box>
        </draw:frame>
        <draw:frame draw:style-name="gr2" draw:text-style-name="P4" draw:layer="layout" svg:width="3.11cm" svg:height="2.013cm" svg:x="5.292cm" svg:y="2.764cm">
          <draw:text-box>
            <text:p text:style-name="P3"><text:span text:style-name="T2">تعدادی کثافت بالمقابل</text:span></text:p>
            <text:p text:style-name="P3"><text:span text:style-name="T2">لمبائی کے جانب فاصلہ</text:span></text:p>
            <text:p text:style-name="P3"><text:span text:style-name="T2">کا گراف</text:span><text:span text:style-name="T3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i>n</mi>
    <annotation encoding="StarMath 5.0">n</annotation>
  </semantics>
</math>
</file>

<file path=Object 2/content.xml><?xml version="1.0" encoding="utf-8"?>
<math xmlns="http://www.w3.org/1998/Math/MathML">
  <semantics>
    <mi>x</mi>
    <annotation encoding="StarMath 5.0">x</annotation>
  </semantics>
</math>
</file>

<file path=Object 3/content.xml><?xml version="1.0" encoding="utf-8"?>
<math xmlns="http://www.w3.org/1998/Math/MathML">
  <semantics>
    <mi>x</mi>
    <annotation encoding="StarMath 5.0">x</annotation>
  </semantics>
</math>
</file>